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6e1f" officeooo:paragraph-rsid="00066e1f" style:font-weight-asian="bold" style:font-weight-complex="bold"/>
    </style:style>
    <style:style style:name="P2" style:family="paragraph" style:parent-style-name="Standard">
      <style:text-properties fo:font-weight="bold" officeooo:rsid="00128807" officeooo:paragraph-rsid="00128807" style:font-weight-asian="bold" style:font-weight-complex="bold"/>
    </style:style>
    <style:style style:name="P3" style:family="paragraph" style:parent-style-name="Standard">
      <style:text-properties fo:font-weight="bold" officeooo:rsid="0013af53" officeooo:paragraph-rsid="0013af53" style:font-weight-asian="bold" style:font-weight-complex="bold"/>
    </style:style>
    <style:style style:name="P4" style:family="paragraph" style:parent-style-name="Standard">
      <style:text-properties fo:font-weight="bold" officeooo:rsid="00142991" officeooo:paragraph-rsid="00142991" style:font-weight-asian="bold" style:font-weight-complex="bold"/>
    </style:style>
    <style:style style:name="P5" style:family="paragraph" style:parent-style-name="Standard">
      <style:text-properties fo:font-weight="bold" officeooo:rsid="00155198" officeooo:paragraph-rsid="00155198" style:font-weight-asian="bold" style:font-weight-complex="bold"/>
    </style:style>
    <style:style style:name="P6" style:family="paragraph" style:parent-style-name="Standard">
      <style:text-properties fo:font-weight="bold" officeooo:rsid="00190298" officeooo:paragraph-rsid="00190298" style:font-weight-asian="bold" style:font-weight-complex="bold"/>
    </style:style>
    <style:style style:name="P7" style:family="paragraph" style:parent-style-name="Standard">
      <style:text-properties fo:font-weight="bold" officeooo:rsid="001a36cb" officeooo:paragraph-rsid="001a36cb" style:font-weight-asian="bold" style:font-weight-complex="bold"/>
    </style:style>
    <style:style style:name="P8" style:family="paragraph" style:parent-style-name="Standard">
      <style:text-properties fo:font-weight="bold" officeooo:rsid="001cbf39" officeooo:paragraph-rsid="001cbf39" style:font-weight-asian="bold" style:font-weight-complex="bold"/>
    </style:style>
    <style:style style:name="P9" style:family="paragraph" style:parent-style-name="Standard">
      <style:text-properties fo:font-weight="bold" officeooo:rsid="0020b65d" officeooo:paragraph-rsid="0020b65d" style:font-weight-asian="bold" style:font-weight-complex="bold"/>
    </style:style>
    <style:style style:name="P10" style:family="paragraph" style:parent-style-name="Standard">
      <style:text-properties fo:font-weight="normal" officeooo:rsid="00066e1f" officeooo:paragraph-rsid="00066e1f" style:font-weight-asian="normal" style:font-weight-complex="normal"/>
    </style:style>
    <style:style style:name="P11" style:family="paragraph" style:parent-style-name="Standard">
      <style:text-properties fo:font-weight="normal" officeooo:rsid="0006c8df" officeooo:paragraph-rsid="0006c8df" style:font-weight-asian="normal" style:font-weight-complex="normal"/>
    </style:style>
    <style:style style:name="P12" style:family="paragraph" style:parent-style-name="Standard">
      <style:text-properties fo:font-weight="normal" officeooo:rsid="00083729" officeooo:paragraph-rsid="00083729" style:font-weight-asian="normal" style:font-weight-complex="normal"/>
    </style:style>
    <style:style style:name="P13" style:family="paragraph" style:parent-style-name="Standard">
      <style:text-properties fo:font-weight="normal" officeooo:rsid="000842da" officeooo:paragraph-rsid="000842da" style:font-weight-asian="normal" style:font-weight-complex="normal"/>
    </style:style>
    <style:style style:name="P14" style:family="paragraph" style:parent-style-name="Standard">
      <style:text-properties fo:font-weight="normal" officeooo:rsid="0009ea05" officeooo:paragraph-rsid="0009ea05" style:font-weight-asian="normal" style:font-weight-complex="normal"/>
    </style:style>
    <style:style style:name="P15" style:family="paragraph" style:parent-style-name="Standard">
      <style:text-properties fo:font-weight="normal" officeooo:rsid="000b0071" officeooo:paragraph-rsid="000b0071" style:font-weight-asian="normal" style:font-weight-complex="normal"/>
    </style:style>
    <style:style style:name="P16" style:family="paragraph" style:parent-style-name="Standard">
      <style:text-properties fo:font-weight="normal" officeooo:rsid="000b4a9f" officeooo:paragraph-rsid="000b4a9f" style:font-weight-asian="normal" style:font-weight-complex="normal"/>
    </style:style>
    <style:style style:name="P17" style:family="paragraph" style:parent-style-name="Standard">
      <style:text-properties fo:font-weight="normal" officeooo:rsid="000cff4f" officeooo:paragraph-rsid="000cff4f" style:font-weight-asian="normal" style:font-weight-complex="normal"/>
    </style:style>
    <style:style style:name="P18" style:family="paragraph" style:parent-style-name="Standard">
      <style:text-properties fo:font-weight="normal" officeooo:rsid="000dee4d" officeooo:paragraph-rsid="000dee4d" style:font-weight-asian="normal" style:font-weight-complex="normal"/>
    </style:style>
    <style:style style:name="P19" style:family="paragraph" style:parent-style-name="Standard">
      <style:text-properties fo:font-weight="normal" officeooo:rsid="000f89a5" officeooo:paragraph-rsid="000f89a5" style:font-weight-asian="normal" style:font-weight-complex="normal"/>
    </style:style>
    <style:style style:name="P20" style:family="paragraph" style:parent-style-name="Standard">
      <style:text-properties fo:font-weight="normal" officeooo:rsid="00103c72" officeooo:paragraph-rsid="00103c72" style:font-weight-asian="normal" style:font-weight-complex="normal"/>
    </style:style>
    <style:style style:name="P21" style:family="paragraph" style:parent-style-name="Standard">
      <style:text-properties fo:font-weight="normal" officeooo:rsid="00104022" officeooo:paragraph-rsid="00104022" style:font-weight-asian="normal" style:font-weight-complex="normal"/>
    </style:style>
    <style:style style:name="P22" style:family="paragraph" style:parent-style-name="Standard">
      <style:text-properties fo:font-weight="normal" officeooo:rsid="00107920" officeooo:paragraph-rsid="00107920" style:font-weight-asian="normal" style:font-weight-complex="normal"/>
    </style:style>
    <style:style style:name="P23" style:family="paragraph" style:parent-style-name="Standard">
      <style:text-properties fo:font-weight="normal" officeooo:rsid="00117d9d" officeooo:paragraph-rsid="00117d9d" style:font-weight-asian="normal" style:font-weight-complex="normal"/>
    </style:style>
    <style:style style:name="P24" style:family="paragraph" style:parent-style-name="Standard">
      <style:text-properties fo:font-weight="normal" officeooo:rsid="0011ea61" officeooo:paragraph-rsid="0011ea61" style:font-weight-asian="normal" style:font-weight-complex="normal"/>
    </style:style>
    <style:style style:name="P25" style:family="paragraph" style:parent-style-name="Standard">
      <style:text-properties fo:font-weight="normal" officeooo:rsid="0013af53" officeooo:paragraph-rsid="0013af53" style:font-weight-asian="normal" style:font-weight-complex="normal"/>
    </style:style>
    <style:style style:name="P26" style:family="paragraph" style:parent-style-name="Standard">
      <style:text-properties fo:font-weight="normal" officeooo:rsid="00142991" officeooo:paragraph-rsid="00142991" style:font-weight-asian="normal" style:font-weight-complex="normal"/>
    </style:style>
    <style:style style:name="P27" style:family="paragraph" style:parent-style-name="Standard">
      <style:text-properties fo:font-weight="normal" officeooo:rsid="00155198" officeooo:paragraph-rsid="00155198" style:font-weight-asian="normal" style:font-weight-complex="normal"/>
    </style:style>
    <style:style style:name="P28" style:family="paragraph" style:parent-style-name="Standard">
      <style:text-properties fo:font-weight="normal" officeooo:rsid="0017b12a" officeooo:paragraph-rsid="0017b12a" style:font-weight-asian="normal" style:font-weight-complex="normal"/>
    </style:style>
    <style:style style:name="P29" style:family="paragraph" style:parent-style-name="Standard">
      <style:text-properties fo:font-weight="normal" officeooo:rsid="001cbf39" officeooo:paragraph-rsid="001cbf39" style:font-weight-asian="normal" style:font-weight-complex="normal"/>
    </style:style>
    <style:style style:name="P30" style:family="paragraph" style:parent-style-name="Standard">
      <style:text-properties fo:font-weight="normal" officeooo:rsid="001ee630" officeooo:paragraph-rsid="001ee630" style:font-weight-asian="normal" style:font-weight-complex="normal"/>
    </style:style>
    <style:style style:name="P31" style:family="paragraph" style:parent-style-name="Standard">
      <style:text-properties fo:font-weight="normal" officeooo:rsid="0020b65d" officeooo:paragraph-rsid="0020b65d" style:font-weight-asian="normal" style:font-weight-complex="normal"/>
    </style:style>
    <style:style style:name="P32" style:family="paragraph" style:parent-style-name="Standard">
      <style:text-properties officeooo:rsid="00107920" officeooo:paragraph-rsid="00107920"/>
    </style:style>
    <style:style style:name="P33" style:family="paragraph" style:parent-style-name="Standard">
      <style:text-properties officeooo:rsid="00117d9d" officeooo:paragraph-rsid="00117d9d"/>
    </style:style>
    <style:style style:name="P34" style:family="paragraph" style:parent-style-name="Standard">
      <style:text-properties fo:font-style="italic" fo:font-weight="normal" officeooo:rsid="0021c8d3" officeooo:paragraph-rsid="0021c8d3" style:font-style-asian="italic" style:font-weight-asian="normal" style:font-style-complex="italic" style:font-weight-complex="normal"/>
    </style:style>
    <style:style style:name="P35" style:family="paragraph" style:parent-style-name="Standard">
      <style:text-properties fo:font-style="normal" fo:font-weight="normal" officeooo:rsid="0021c8d3" officeooo:paragraph-rsid="0021c8d3" style:font-style-asian="normal" style:font-weight-asian="normal" style:font-style-complex="normal" style:font-weight-complex="normal"/>
    </style:style>
    <style:style style:name="P36" style:family="paragraph" style:parent-style-name="Standard">
      <style:text-properties fo:font-style="normal" fo:font-weight="normal" officeooo:rsid="00225268" officeooo:paragraph-rsid="00225268" style:font-style-asian="normal" style:font-weight-asian="normal" style:font-style-complex="normal" style:font-weight-complex="normal"/>
    </style:style>
    <style:style style:name="P37" style:family="paragraph" style:parent-style-name="Standard" style:list-style-name="L1">
      <style:text-properties fo:font-weight="normal" officeooo:rsid="0013af53" officeooo:paragraph-rsid="0013af53" style:font-weight-asian="normal" style:font-weight-complex="normal"/>
    </style:style>
    <style:style style:name="P38" style:family="paragraph" style:parent-style-name="Standard" style:list-style-name="L2">
      <style:text-properties fo:font-weight="normal" officeooo:rsid="00190298" officeooo:paragraph-rsid="00190298" style:font-weight-asian="normal" style:font-weight-complex="normal"/>
    </style:style>
    <style:style style:name="P39" style:family="paragraph" style:parent-style-name="Standard" style:list-style-name="L2">
      <style:text-properties fo:font-weight="normal" officeooo:rsid="001a36cb" officeooo:paragraph-rsid="001a36cb" style:font-weight-asian="normal" style:font-weight-complex="normal"/>
    </style:style>
    <style:style style:name="P40" style:family="paragraph" style:parent-style-name="Standard" style:list-style-name="L3">
      <style:text-properties fo:font-weight="normal" officeooo:rsid="001ee630" officeooo:paragraph-rsid="001ee630" style:font-weight-asian="normal" style:font-weight-complex="normal"/>
    </style:style>
    <style:style style:name="P41" style:family="paragraph" style:parent-style-name="Standard" style:list-style-name="L2">
      <style:text-properties officeooo:rsid="001a36cb" officeooo:paragraph-rsid="001a36cb"/>
    </style:style>
    <style:style style:name="P42" style:family="paragraph" style:parent-style-name="Standard" style:list-style-name="L3">
      <style:text-properties officeooo:paragraph-rsid="001cbf39"/>
    </style:style>
    <style:style style:name="P43" style:family="paragraph" style:parent-style-name="Standard">
      <style:text-properties fo:font-style="normal" fo:font-weight="normal" officeooo:rsid="00225268" officeooo:paragraph-rsid="00225268"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officeooo:rsid="000b0071"/>
    </style:style>
    <style:style style:name="T4" style:family="text">
      <style:text-properties fo:font-weight="normal" style:font-weight-asian="normal" style:font-weight-complex="normal"/>
    </style:style>
    <style:style style:name="T5" style:family="text">
      <style:text-properties fo:font-weight="normal" officeooo:rsid="00104022" style:font-weight-asian="normal" style:font-weight-complex="normal"/>
    </style:style>
    <style:style style:name="T6" style:family="text">
      <style:text-properties fo:font-weight="normal" officeooo:rsid="00190298" style:font-weight-asian="normal" style:font-weight-complex="normal"/>
    </style:style>
    <style:style style:name="T7" style:family="text">
      <style:text-properties fo:font-weight="normal" officeooo:rsid="001ee630" style:font-weight-asian="normal" style:font-weight-complex="normal"/>
    </style:style>
    <style:style style:name="T8" style:family="text">
      <style:text-properties fo:font-weight="normal" officeooo:rsid="001cbf39" style:font-weight-asian="normal" style:font-weight-complex="normal"/>
    </style:style>
    <style:style style:name="T9" style:family="text">
      <style:text-properties officeooo:rsid="0015c6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ki</text:p>
      <text:p text:style-name="P1"/>
      <text:p text:style-name="P2">Height: 6ft2</text:p>
      <text:p text:style-name="P2">Weight: 187lbs</text:p>
      <text:p text:style-name="P10">Some of his worst efforts tend to be shots at the far post – Is he struggling to get his feet out from under him fast enough? Or is his angle all wrong?</text:p>
      <text:p text:style-name="P10"/>
      <text:p text:style-name="P10">A lot of goals scored by hitting the byline and dragging passes back across him. I’m not sure this is his fault though. </text:p>
      <text:p text:style-name="P10"/>
      <text:p text:style-name="P11">He hesitates/doesn’t commit when dealing with 50/50’s. He seems to go in half-hearted, and rarely wins those battles.</text:p>
      <text:p text:style-name="P11"/>
      <text:p text:style-name="P12">The 2<text:span text:style-name="T1">nd</text:span> Hoffenheim goal he seemed to struggle to get off the ground fast enough. Is his reaction speed, or his jump speed, or even lateral movement speed poor?</text:p>
      <text:p text:style-name="P12"/>
      <text:p text:style-name="P13">I don’t think the problem is reaction speed. His reflex saves seem to be good. **Look at the stats on reflex saves**</text:p>
      <text:p text:style-name="P13"/>
      <text:p text:style-name="P14">The <text:span text:style-name="T3">2</text:span><text:span text:style-name="T1">rd</text:span> goal he conceded against RB Leipzig, he seems to hesitate a little, go backwards a couple steps, and then change his mind. Is that because the situation requires him to make a change, or because he’s hesitating? Or because he makes a mistake?</text:p>
      <text:p text:style-name="P14"/>
      <text:p text:style-name="P15">On the 3<text:span text:style-name="T1">rd</text:span> goal, he doesn’t commit to stopping the ball, and because he doesn’t go in hard enough, he seems to give the opponent an opportunity to lift it over him.</text:p>
      <text:p text:style-name="P15"/>
      <text:p text:style-name="P16">His jump height definitely seems to be a problem.</text:p>
      <text:p text:style-name="P16"/>
      <text:p text:style-name="P16">I think there have been several incidences of bad luck. Could these have had a large enough impact to skew his stats?</text:p>
      <text:p text:style-name="P16"/>
      <text:p text:style-name="P16">On crosses coming across his body, he seems to be caught in no-man’s land often. Is this because he is indecisive?</text:p>
      <text:p text:style-name="P16"/>
      <text:p text:style-name="P17">He is beaten at his far post so often. This seems like a really glaring weakness. I need to work out what he is doing wrong.</text:p>
      <text:p text:style-name="P17"/>
      <text:p text:style-name="P18">The Hummels OG against Bayern looks like it might be the result of miscommunication? Is he able to command his backline as is necessary?</text:p>
      <text:p text:style-name="P18"/>
      <text:p text:style-name="P19">I don’t think the problem is lateral movement or athleticism. He’s very quick across his line when he’s asked to shift.</text:p>
      <text:p text:style-name="P19"><text:soft-page-break/></text:p>
      <text:p text:style-name="P20">Maybe his ability to get to ground fast enough is lacking? The first Freiburg goal looked a little weak.</text:p>
      <text:p text:style-name="P20"/>
      <text:p text:style-name="P21">The second Freiburg goal was particularly bad. Looked like it was Akanji’s mistake more than Burki’s, but maybe Burki should have done better?</text:p>
      <text:p text:style-name="P21"/>
      <text:p text:style-name="P32"><text:span text:style-name="T5">B</text:span><text:span text:style-name="T4">oth Bremen goals are the kind that are real trouble for him – shots across his body and passes across his body.</text:span></text:p>
      <text:p text:style-name="P22"/>
      <text:p text:style-name="P22">Does he spill shots out in the wrong direction? That’s one problem I could possibly see too.</text:p>
      <text:p text:style-name="P22"/>
      <text:p text:style-name="P33"><text:span text:style-name="T4">The 3</text:span><text:span text:style-name="T2">rd</text:span><text:span text:style-name="T4"> Union goal, he sets his feet too early, takes too big steps, and then is unable to react fast enough on the shot.</text:span></text:p>
      <text:p text:style-name="P23"/>
      <text:p text:style-name="P24">Koln’s goal – He seems slow to get across, as though he reacted to the expected header and then didn’t engage after the header didn’t come.</text:p>
      <text:p text:style-name="P24"/>
      <text:p text:style-name="P3">Things to look at:</text:p>
      <text:p text:style-name="P3"/>
      <text:list xml:id="list3064474336" text:style-name="L1">
        <text:list-item>
          <text:p text:style-name="P37">His distribution</text:p>
        </text:list-item>
        <text:list-item>
          <text:p text:style-name="P37">Look at exits, claims, punches etc.</text:p>
        </text:list-item>
        <text:list-item>
          <text:p text:style-name="P37">How his numbers compare</text:p>
        </text:list-item>
        <text:list-item>
          <text:p text:style-name="P37">Particularly look at how his numbers compare with record to actions – how involved is he?</text:p>
        </text:list-item>
        <text:list-item>
          <text:p text:style-name="P37">Spend some time looking at his footwork. Is he planting his feet too late?</text:p>
        </text:list-item>
      </text:list>
      <text:p text:style-name="P25"/>
      <text:p text:style-name="P4">Possible replacements:</text:p>
      <text:p text:style-name="P4"/>
      <text:p text:style-name="P26">Rajkovic – He’s assured, his decision-making is much more certain, and he commits to those decisions. He’s certainly not timid. He seems a little more awkward on the ball, but his long passes are really excellent. He also looks rather one-footed.</text:p>
      <text:p text:style-name="P26"/>
      <text:p text:style-name="P5">Owen’s thoughts:</text:p>
      <text:p text:style-name="P5"/>
      <text:p text:style-name="P27">Koln – Disappointing to be beaten from a tight angle,</text:p>
      <text:p text:style-name="P27">Hoffenheim 1 – Attempts to block the shot rather than smothering the ball. Poor decision making.</text:p>
      <text:p text:style-name="P27">Hoffenheim 2 - <text:s/>Nothing.</text:p>
      <text:p text:style-name="P27">Leipzig 1 – Why? Poor decision making.</text:p>
      <text:p text:style-name="P27">Leipzig 2 – Nothing</text:p>
      <text:p text:style-name="P27"><text:soft-page-break/>Leipzig 3 – Would need to see another angle, but could he have judged the flight of the cross and intercepted rather than try to block the shot?</text:p>
      <text:p text:style-name="P27">Paderborn 1 – Nothing</text:p>
      <text:p text:style-name="P27">Paderborn 2 – Nothing</text:p>
      <text:p text:style-name="P27">Bayern Munich – Difficult to say who is more at fault. Would depend on if he called for the ball or not.</text:p>
      <text:p text:style-name="P27">Frieberg 1 – Nothing</text:p>
      <text:p text:style-name="P27">Frieberg 2 – Bad handling mistake.</text:p>
      <text:p text:style-name="P27">Bremen 1 – Nothing</text:p>
      <text:p text:style-name="P27">Bremen 2 – Poor positioning for the cross.</text:p>
      <text:p text:style-name="P27">Union Berlin – Nothing</text:p>
      <text:p text:style-name="P27">Koln – Poor positioning for the cross.</text:p>
      <text:p text:style-name="P27"/>
      <text:p text:style-name="P27">In general I think there is some poor decision making, and general indecisiveness, which could be linked to playing behind a defence he doesn’t have confidence in. What is a bigger concern, and doesn’t show up by viewing the goals in isolation, is that his positioning may be limiting his ability to make saves (see Bremen 1 and Hoffenheim 2). On their own, it appears that there was little that could be done to stop the goal, but when viewed with the other goals it seems to be a repeated problem that he is very slightly out of position.</text:p>
      <text:p text:style-name="P27"/>
      <text:p text:style-name="P27"/>
      <text:p text:style-name="P5">Paul:</text:p>
      <text:p text:style-name="P27"/>
      <text:p text:style-name="P27">He seems to get beaten from bad angles too often, <text:span text:style-name="T9">though I’m unsure if this is purely down to bad positioning or because he is planting his feet too much/too late.</text:span></text:p>
      <text:p text:style-name="P27"/>
      <text:p text:style-name="P28">There also appears to be issues with poor judgment/decision-making, and possibly some concentration problems?</text:p>
      <text:p text:style-name="P28"/>
      <text:p text:style-name="P28">How much of this comes down to poor communication and a lack of stewardship over his defense from Burki? And how much is because he lacks confidence in his defense? The lack of confidence in his defense might be causing him to hesitate and consider his options when he needs to be committing earlier.</text:p>
      <text:p text:style-name="P28"/>
      <text:p text:style-name="P6">Testing these questions:</text:p>
      <text:p text:style-name="P6"/>
      <text:list xml:id="list3237360746" text:style-name="L2">
        <text:list-item>
          <text:p text:style-name="P38">Look at exits to see how often he comes off his line, and how often this is the right decision, as a means for considering how proactive he is and whether his hesitance is a bigger problem</text:p>
        </text:list-item>
        <text:list-item>
          <text:p text:style-name="P41"><text:span text:style-name="T6">L</text:span><text:span text:style-name="T4">ook at shot maps and the xG of shots he faces from tight angles. How is he doing, in total, from those angles? Also look at some other keepers and compare, so as to see whether this is just a problem for all keepers.</text:span></text:p>
        </text:list-item>
        <text:list-item>
          <text:p text:style-name="P39"><text:soft-page-break/>Use PsxG +/- and other FB Ref stats to take a more general look</text:p>
        </text:list-item>
      </text:list>
      <text:p text:style-name="P7"/>
      <text:p text:style-name="P8">Theory</text:p>
      <text:p text:style-name="P8"/>
      <text:p text:style-name="P29">Burki is a good but not great goalkeeper, and he has displayed a number of issues:</text:p>
      <text:p text:style-name="P29"/>
      <text:list xml:id="list4166776215" text:style-name="L3">
        <text:list-item>
          <text:p text:style-name="P42"><text:span text:style-name="T8">H</text:span><text:span text:style-name="T7">is</text:span><text:span text:style-name="T8"> positioning is a problem, particularly when facing shots that come across his body. </text:span></text:p>
        </text:list-item>
        <text:list-item>
          <text:p text:style-name="P40">To me, it looks like his footwork is either a little slow or the timing of his footwork is a little off.</text:p>
        </text:list-item>
        <text:list-item>
          <text:p text:style-name="P40">He sometimes hesitates when he makes decisions, which leads to bad judgments or he finds himself caught in the middle of his choices and suffers for it. This seems to be a confidence issue, but it’s unclear whether it is a lack of confidence in himself or his defense.</text:p>
        </text:list-item>
        <text:list-item>
          <text:p text:style-name="P40">His positional awareness seems questionable, to me, on occasion.</text:p>
        </text:list-item>
      </text:list>
      <text:p text:style-name="P30"/>
      <text:p text:style-name="P30"/>
      <text:p text:style-name="P9">Analysis</text:p>
      <text:p text:style-name="P9"/>
      <text:p text:style-name="P31">Judging goalkeepers is best done using a framework for analyzing their performance in each <text:s/>major facet of their game. The three main areas that are used for analyzing goalkeepers is shot-stopping, cross-claiming, and distribution. </text:p>
      <text:p text:style-name="P31"/>
      <text:p text:style-name="P31"><text:a xlink:type="simple" xlink:href="http://www.sloansportsconference.com/wp-content/uploads/2019/02/Data-Driven-Goalkeeper-Evaluation-Framework.pdf" text:style-name="Internet_20_link" text:visited-style-name="Visited_20_Internet_20_Link">http://www.sloansportsconference.com/wp-content/uploads/2019/02/Data-Driven-Goalkeeper-Evaluation-Framework.pdf</text:a> </text:p>
      <text:p text:style-name="P31"/>
      <text:p text:style-name="P31"><text:a xlink:type="simple" xlink:href="https://statsbomb.com/2018/11/intro-to-goalkeeper-analysis/" text:style-name="Internet_20_link" text:visited-style-name="Visited_20_Internet_20_Link">https://statsbomb.com/2018/11/intro-to-goalkeeper-analysis/</text:a></text:p>
      <text:p text:style-name="P31"/>
      <text:p text:style-name="P31">However, claims and distribution are not so easily apportioned into good and bad categories. Instead, these are more indicative of the style of play than the performance itself. </text:p>
      <text:p text:style-name="P31"/>
      <text:p text:style-name="P31">Regarding shot-stopping, it is another matter.</text:p>
      <text:p text:style-name="P31"/>
      <text:p text:style-name="P34">Shot-stopping</text:p>
      <text:p text:style-name="P34"/>
      <text:p text:style-name="P35"><text:a xlink:type="simple" xlink:href="https://statsbomb.com/2019/12/who-are-germanys-other-best-goalkeepers/" text:style-name="Internet_20_link" text:visited-style-name="Visited_20_Internet_20_Link">https://statsbomb.com/2019/12/who-are-germanys-other-best-goalkeepers/</text:a></text:p>
      <text:p text:style-name="P35"/>
      <text:p text:style-name="P35"><text:a xlink:type="simple" xlink:href="https://statsbomb.com/2018/05/statsbomb-data-launch-finding-better-goalkeepers/" text:style-name="Internet_20_link" text:visited-style-name="Visited_20_Internet_20_Link">https://statsbomb.com/2018/05/statsbomb-data-launch-finding-better-goalkeepers/</text:a> </text:p>
      <text:p text:style-name="P35"/>
      <text:p text:style-name="P35"><text:a xlink:type="simple" xlink:href="https://statsbomb.com/2018/11/intro-to-goalkeeper-analysis/" text:style-name="Internet_20_link" text:visited-style-name="Visited_20_Internet_20_Link">https://statsbomb.com/2018/11/intro-to-goalkeeper-analysis/</text:a> </text:p>
      <text:p text:style-name="P35"/>
      <text:p text:style-name="P35"><text:soft-page-break/><text:a xlink:type="simple" xlink:href="https://statsbomb.com/2018/11/a-new-way-to-measure-keepers-shot-stopping-post-shot-expected-goals/" text:style-name="Internet_20_link" text:visited-style-name="Visited_20_Internet_20_Link">https://statsbomb.com/2018/11/a-new-way-to-measure-keepers-shot-stopping-post-shot-expected-goals/</text:a> </text:p>
      <text:p text:style-name="P35"/>
      <text:p text:style-name="P36">Dean Henderson?</text:p>
      <text:p text:style-name="P36"/>
      <text:p text:style-name="P36"><text:a xlink:type="simple" xlink:href="https://theathletic.com/1777293/2020/05/01/jordan-pickford-keeper-england-pope-henderson-foster-heaton/?source=dailyemail" text:style-name="Internet_20_link" text:visited-style-name="Visited_20_Internet_20_Link">https://theathletic.com/1777293/2020/05/01/jordan-pickford-keeper-england-pope-henderson-foster-heaton/?source=dailyemail</text:a> </text:p>
      <text:p text:style-name="P36"/>
      <text:p text:style-name="P36"><text:a xlink:type="simple" xlink:href="https://theathletic.com/1666432/2020/03/10/henderson-save-norwich-england-pickford/" text:style-name="Internet_20_link" text:visited-style-name="Visited_20_Internet_20_Link">https://theathletic.com/1666432/2020/03/10/henderson-save-norwich-england-pickford/</text:a> </text:p>
      <text:p text:style-name="P36"/>
      <text:p text:style-name="P36"><text:a xlink:type="simple" xlink:href="https://theathletic.com/1566685/2020/02/21/dean-henderson-penalty-de-gea-manchester-united/" text:style-name="Internet_20_link" text:visited-style-name="Visited_20_Internet_20_Link">https://theathletic.com/1566685/2020/02/21/dean-henderson-penalty-de-gea-manchester-united/</text:a>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yfair Display Medium" fo:font-family="'Playfair Display Medium'"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layfair Display Medium" fo:font-family="'Playfair Display Medium'"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layfair Display Medium" fo:font-family="'Playfair Display Medium'"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layfair Display Medium" fo:font-family="'Playfair Display Medium'"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1:27:50.978723366</meta:creation-date>
    <dc:date>2020-05-01T13:01:00.520975399</dc:date>
    <meta:editing-duration>PT12H2M45S</meta:editing-duration>
    <meta:editing-cycles>26</meta:editing-cycles>
    <meta:generator>LibreOffice/6.3.5.2$Linux_X86_64 LibreOffice_project/30$Build-2</meta:generator>
    <meta:document-statistic meta:table-count="0" meta:image-count="0" meta:object-count="0" meta:page-count="5" meta:paragraph-count="76" meta:word-count="1167" meta:character-count="7214" meta:non-whitespace-character-count="6103"/>
  </office:meta>
</office:document-meta>
</file>